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8ff2" officeooo:paragraph-rsid="00168ff2"/>
    </style:style>
    <style:style style:name="P2" style:family="paragraph" style:parent-style-name="Standard" style:list-style-name="L2">
      <style:text-properties officeooo:rsid="00168ff2" officeooo:paragraph-rsid="00168f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15 – Socket Programming</text:p>
      <text:p text:style-name="P1">Sockets api</text:p>
      <text:p text:style-name="P1"/>
      <text:list xml:id="list4551132452608467703" text:style-name="L2">
        <text:list-item>
          <text:p text:style-name="P2">Socket</text:p>
          <text:list>
            <text:list-item>
              <text:p text:style-name="P2">A logical port, something in software</text:p>
            </text:list-item>
            <text:list-item>
              <text:p text:style-name="P2">Controlled by the OS</text:p>
            </text:list-item>
          </text:list>
        </text:list-item>
        <text:list-item>
          <text:p text:style-name="P2">Two types</text:p>
          <text:list>
            <text:list-item>
              <text:p text:style-name="P2">UDP</text:p>
              <text:list>
                <text:list-item>
                  <text:p text:style-name="P2">Unreliable</text:p>
                </text:list-item>
                <text:list-item>
                  <text:p text:style-name="P2">No handshaking before sending data</text:p>
                </text:list-item>
                <text:list-item>
                  <text:p text:style-name="P2">Sender explicitly attaches ip destination address and port #</text:p>
                </text:list-item>
                <text:list-item>
                  <text:p text:style-name="P2">Receiver extracts sender IP address and port # from packet</text:p>
                </text:list-item>
              </text:list>
            </text:list-item>
            <text:list-item>
              <text:p text:style-name="P2">TCP</text:p>
              <text:list>
                <text:list-item>
                  <text:p text:style-name="P2">Reliable</text:p>
                </text:list-item>
                <text:list-item>
                  <text:p text:style-name="P2">Client must contact server</text:p>
                  <text:list>
                    <text:list-item>
                      <text:p text:style-name="P2">Server must be on all the time</text:p>
                    </text:list-item>
                  </text:list>
                </text:list-item>
                <text:list-item>
                  <text:p text:style-name="P2">Server creates socket that welcomes contact</text:p>
                </text:list-item>
                <text:list-item>
                  <text:p text:style-name="P2">Provides reliable in order byte stream transfer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3T14:40:42.577000000</meta:creation-date>
    <dc:date>2014-04-23T15:21:02.812000000</dc:date>
    <meta:editing-duration>PT24M50S</meta:editing-duration>
    <meta:editing-cycles>1</meta:editing-cycles>
    <meta:document-statistic meta:table-count="0" meta:image-count="0" meta:object-count="0" meta:page-count="1" meta:paragraph-count="17" meta:word-count="86" meta:character-count="451" meta:non-whitespace-character-count="396"/>
    <meta:generator>LibreOffice/4.2.0.4$Windows_x86 LibreOffice_project/05dceb5d363845f2cf968344d7adab8dcfb2ba71</meta:generator>
  </office:meta>
</office:document-meta>
</file>